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EF000022370BACC3A4.svm"/>
  <manifest:file-entry manifest:media-type="" manifest:full-path="Pictures/2000000700003168000024626021666B.svm"/>
  <manifest:file-entry manifest:media-type="" manifest:full-path="Pictures/200000070000263F000006B919E9CD1C.svm"/>
  <manifest:file-entry manifest:media-type="" manifest:full-path="Pictures/200000070000196E00000561929D427C.svm"/>
  <manifest:file-entry manifest:media-type="" manifest:full-path="Pictures/2000000700003094000005B06D79312C.svm"/>
  <manifest:file-entry manifest:media-type="" manifest:full-path="Pictures/20000007000032C0000015665691B940.svm"/>
  <manifest:file-entry manifest:media-type="" manifest:full-path="Pictures/20000007000069F100002AE52B907138.svm"/>
  <manifest:file-entry manifest:media-type="" manifest:full-path="Pictures/20000007000039AD000027CB83E4AC31.svm"/>
  <manifest:file-entry manifest:media-type="" manifest:full-path="Pictures/20000007000017AC000003EE7011C42B.svm"/>
  <manifest:file-entry manifest:media-type="" manifest:full-path="Pictures/20000007000040650000103BF74ABFD2.svm"/>
  <manifest:file-entry manifest:media-type="" manifest:full-path="Pictures/20000007000035BF00001F6C2D1182D4.svm"/>
  <manifest:file-entry manifest:media-type="" manifest:full-path="Pictures/20000007000041A20000352115AE01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Latha" fo:font-size="9pt" style:font-size-asian="9pt" style:font-name-complex="Latha" style:font-size-complex="9pt"/>
    </style:style>
    <style:style style:name="P3" style:family="paragraph" style:parent-style-name="Standard">
      <style:paragraph-properties fo:text-align="center" style:justify-single-word="false"/>
      <style:text-properties style:font-name="Latha" fo:font-size="9pt" style:font-size-asian="9pt" style:font-name-complex="Latha" style:font-size-complex="9pt"/>
    </style:style>
    <style:style style:name="T1" style:family="text">
      <style:text-properties style:font-name="Latha" fo:font-size="9pt" style:font-size-asian="9pt" style:font-name-complex="Latha"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ple Linear Regression </text:p>
      <text:p text:style-name="P2"/>
      <text:p text:style-name="P2">(1,1) , (2,2) , (3,3) <text:s/>எனும் புள்ளி விவரங்களுக்கு ஒரு கணிப்பான் h(x) மூலம் (1,?) , (2,?) , (3,?) என கணிப்பதை நாம் இங்கு உதாரணமாக எடுத்துக் கொள்வோம். இந்தக் கணிப்பினை நடத்துவதற்கான சமன்பாடு பின்வருமாறு அமையும். </text:p>
      <text:p text:style-name="P2"/>
      <text:p text:style-name="P2"><draw:frame draw:style-name="fr2" draw:name="graphics14" text:anchor-type="paragraph" svg:width="1.7701in" svg:height="0.3173in" draw:z-index="9"><draw:image xlink:href="Pictures/200000070000196E00000561929D427C.svm" xlink:type="simple" xlink:show="embed" xlink:actuate="onLoad"/></draw:frame></text:p>
      <text:p text:style-name="P2">அதாவது இந்தக் கணிப்பானது தீட்டா-0 மற்றும் தீட்டா-1 எனும் இரண்டு முக்கிய parameters-ஐப் பொறுத்தே அமைகிறது. எனவே வெவ்வேறு மதிப்புள்ள parameters-க்கு வெவ்வேறு வகையில் கணிப்புகள் நிகழ்த்தப்படுவதை பின்வரும் உதாரணத்தில் காணலாம். </text:p>
      <text:p text:style-name="P2"/>
      <text:p text:style-name="P3">Program</text:p>
      <text:p text:style-name="P2"/>
      <text:p text:style-name="P2"/>
      <text:p text:style-name="P2">முதலில் (1,1) , (2,2) , (3,3) -க்கான வரைபடம் வரையப்படுகிறது. பின்னர் <text:s/>தீட்டா-0 =1.5, தீட்டா-1 =0 எனும் போது பின்வரும் சமன்பாட்டில் பொருத்தி (1, 1.5) , (2, 1.5) , (3, 1.5) எனும் மதிப்புகளையும், </text:p>
      <text:p text:style-name="P2">h(1) = 1.5 + 0(1) = 1.5 <text:s text:c="9"/></text:p>
      <text:p text:style-name="P2">h(2) = 1.5 + 0(2) = 1.5 <text:s text:c="3"/></text:p>
      <text:p text:style-name="P2">h(3) = 1.5 + 0(3) = 1.5 <text:s/></text:p>
      <text:p text:style-name="P2"/>
      <text:p text:style-name="P2">அவ்வாறே <text:s/>தீட்டா-0 =0, தீட்டா-1 =1.5 எனும் போது (1, 1.5) , (2, 3) , (3, 4.5) எனும் மதிப்புகளையும், கடைசியாக தீட்டா-0 =1, தீட்டா-1 =0.5 எனும் போது (1, 1.5) , (2, 2) , (3, 2.5) எனும் மதிப்புகளையும் அளிப்பதைக் காணலாம். </text:p>
      <text:p text:style-name="P2">h(1) = 0 + 1.5(1) = 1.5 <text:s text:c="3"/>h(1) = 1 + 0.5(1) = 1.5 <text:s text:c="6"/></text:p>
      <text:p text:style-name="P2">h(2) = 0 + 1.5(2) = 3 <text:s text:c="4"/>h(2) = 1 + 0.5(2) = 2</text:p>
      <text:p text:style-name="P2">h(3) = 0 + 1.5(3) = 4.5 <text:s text:c="3"/>h(3) = 1 + 0.5(3) = 2.5 </text:p>
      <text:p text:style-name="P2"/>
      <text:p text:style-name="P2">இவ்வாறு கண்டுபிடிக்கப்பட்ட மதிப்புகளுக்கு வரைபடங்கள் வரையப்படுகின்றன. இவை பின்வருமாறு அமையும். </text:p>
      <text:p text:style-name="P2"><draw:frame draw:style-name="fr1" draw:name="graphics5" text:anchor-type="paragraph" svg:width="5.611in" svg:height="3.7409in" draw:z-index="10"><draw:image xlink:href="Pictures/20000007000041A20000352115AE0155.svm" xlink:type="simple" xlink:show="embed" xlink:actuate="onLoad"/></draw:frame><text:soft-page-break/></text:p>
      <text:p text:style-name="P2"/>
      <text:p text:style-name="P2">மேற்கண்ட 3 கணிப்புகளில் எதன் கணிப்பு உண்மையான மதிப்புகளுக்கு அருகில் உள்ளதோ அதனுடைய தீட்டா மதிப்புகளையே நாம் இறுதியாக கணிப்பிற்கு எடுத்துக்கொள்ளலாம். இங்கு (1,1) , (2,2) , (3,3) எனும் மதிப்புகளுக்கு (1, 1.5) , (2, 2) , (3, 2.5) எனும் மதிப்புகள் சற்று அருகில் வந்துள்ளது. எனவே தீட்டா-0 =1, தீட்டா-1 =0.5 எனும் மதிப்புகளைக் கொண்ட கணிப்பானையே நாம் தேர்வு செய்து கொள்வோம். </text:p>
      <text:p text:style-name="P2"/>
      <text:p text:style-name="P2">இங்கு வெறும் 3 தரவுகள் மட்டும் இருப்பதால், எதை வைத்துக் கணித்தால் கணிப்பிற்கும் <text:s/>உண்மையான மதிப்பிற்குமான வேறுபாடு சற்று குறைவாக இருக்கும் என நம்மால் சுலபமாகக் கூற முடியும். ஆனால் நிஜத்தில் ஆயிரக்கணக்கில் தரவுகள் இருக்கும்போது, இந்த வேறுபாட்டினைக் <text:s/>கண்டறிந்து கூற உதவும் சூத்திரமே cost function ஆகும். </text:p>
      <text:p text:style-name="P2"/>
      <text:p text:style-name="P2">Cost Function: இதற்கான சமன்பாடு பின்வருமாறு. </text:p>
      <text:p text:style-name="P2"/>
      <text:p text:style-name="P2"><draw:frame draw:style-name="fr2" draw:name="graphics3" text:anchor-type="paragraph" svg:width="3.8547in" svg:height="0.678in" draw:z-index="11"><draw:image xlink:href="Pictures/200000070000263F000006B919E9CD1C.svm" xlink:type="simple" xlink:show="embed" xlink:actuate="onLoad"/></draw:frame><text:tab/>J = cost function</text:p>
      <text:p text:style-name="P2"><text:tab/>m = மொத்த தரவுகளின் எண்ணிக்கை </text:p>
      <text:p text:style-name="P2"><text:tab/>i = மொத்தத் தரவுகளில் ஒவ்வொன்றாகச் செல்ல உதவும். . </text:p>
      <text:p text:style-name="P2"><text:tab/>h(x) = கணிக்கப்படுகின்ற மதிப்பு</text:p>
      <text:p text:style-name="P2"><text:tab/>y = எதிர்பார்க்கின்ற உண்மையான மதிப்பு </text:p>
      <text:p text:style-name="P2"/>
      <text:p text:style-name="P2"><text:s text:c="2"/></text:p>
      <text:p text:style-name="P2"/>
      <text:p text:style-name="P2">மேற்கண்ட அதே புள்ளி விவரங்களை பின்வரும் சமன்பாட்டில் பொருத்தி, நாம் தேர்ந்தெடுத்துதுள்ள <text:soft-page-break/>கணிப்பான் சிறிய அளவு cost வேறுபாட்டினை வெளிப்படுத்துகிறதா எனக் காணவும். </text:p>
      <text:p text:style-name="P2"/>
      <text:p text:style-name="P2">(1, 1.5) , (2, 1.5) , (3, 1.5) vs (1, 1) , (2, 2) , (3, 3) (தீட்டா-0 =1.5, தீட்டா-1 =0)</text:p>
      <text:p text:style-name="P2"><text:tab/>J = 1/2*3 [(1.5-1)**2 + (1.5-2)**2 + (1.5-3)**2] = 1/6 [0.25 + 0.25 + 2.25] = 2.75</text:p>
      <text:p text:style-name="P2"/>
      <text:p text:style-name="P2">(1, 1.5) , (2, 3) , (3, 4.5) vs (1, 1) , (2, 2) , (3, 3) (தீட்டா-0 =0, தீட்டா-1 =1.5)</text:p>
      <text:p text:style-name="P2"><text:tab/>J = 1/2*3 [(1.5-1)**2 + (3-2)**2 + (4.5-3)**2] = 1/6 [0.25 + 1 + 2.25] = 3.50</text:p>
      <text:p text:style-name="P2"/>
      <text:p text:style-name="P2">(1, 1.5) , (2, 2) , (3, 2.5) vs (1, 1) , (2, 2) , (3, 3) (தீட்டா-0 =1, தீட்டா-1 =0.5)</text:p>
      <text:p text:style-name="P2"><text:tab/>J = 1/2*3 [(1.5-1)**2 + (2-2)**2 + (2.5-3)**2] = 1/6 [0.25 + 0 + 0.25] = 0.50</text:p>
      <text:p text:style-name="P2"/>
      <text:p text:style-name="P2">இதில் தனித்தனி வேறுபாடுகளைக் கூட்டி அதன் சராசரியைக் கண்டுபிடிப்பதன் மூலம் ஒவ்வொரு கணிப்பான் நடத்தும் கணிப்பும் எந்த அளவு வேறுபாடில் அமையும் என்பதைக் கூற முடியும்.</text:p>
      <text:p text:style-name="P2">இத்தகைய வேறுபாடுகளின் மடங்குகள் கண்டுபிடிக்கப்பட்டு அவை 2-ஆல் வகுக்கப்படுவதற்கான காரணம் என்னவெனில், சராசரியைக் கண்டுபிடிக்கும்போது ஏதாவது ஒரு எதிர்மறை எண் இருந்தால்கூட அது கூட்டப்படுவதற்கு பதிலாக கழிக்கப்பட்டு விடும். எனவேதான் சூத்திரம் இதுபோன்று அமைக்கப்பட்டுள்ளது. இதுவே sum of squares error என்று அழைக்கப்படும். </text:p>
      <text:p text:style-name="P2"/>
      <text:p text:style-name="P2">இங்கு நாம் ஏற்கனவே கண்டுபிடித்த தீட்டா-0 =1, தீட்டா-1 =0.5 மதிப்புகள் கொண்ட கணிப்பானே குறைந்த அளவு cost-ஐ வெளிப்படுத்துவதைக் காணலாம்(0.50). எனவே தரவுகளின் எண்ணிக்கை பெருகினாலும், இந்த சூத்திரத்தின் மூலம் வேறுபாட்டினை நாம் சுலபமாகக் கணக்கிடாலாம். <text:s/></text:p>
      <text:p text:style-name="P2"/>
      <text:p text:style-name="P2"/>
      <text:p text:style-name="Standard"><text:span text:style-name="T1">இந்த 0.50 எனும் வேறுபாடு சற்று அதிகம் எனக் கருதினால், இதனை நாம் இன்னும் குறைக்க தீட்டாக்களின் மதிப்பு என்னவாக இருக்க வேண்டும் என்பதை கண்டுபிடிக்க உதவுவதே Gradient descent ஆகும். மேற்கண்ட நிரலில் நாம், தீட்டாக்களின் மதிப்பினை மாற்றி மாற்றி அதற்கான cost-ஐக் கண்டறிந்து அதில் குறைவானதைத் தேர்வு செய்தோம். அதுவே தரவுகளின் எண்ணிக்கை மிகவும் அதிகமாக இருப்பின், குறைந்த அளவு cost-ஐத் தேர்வு செய்ய அதிக அளவிலான தீட்டாக்களுக்கு <text:s/>இந்தச் சோதனையை செய்யும்படி இருக்கும். </text:span></text:p>
      <text:p text:style-name="Standard"><text:span text:style-name="T1"/></text:p>
      <text:p text:style-name="Standard"><text:span text:style-name="T1">கேழ்க்கண்ட நீரலில் -2 லிருந்து 2 வரை தேட்டகளுக்கு 100 முறை மதிப்புகள் மாதிரி மாதிரி அளித்து ஜு கண்டரியப்படுகிறது. </text:span></text:p>
      <text:p text:style-name="Standard"><text:span text:style-name="T1"/></text:p>
      <text:p text:style-name="Standard"><text:span text:style-name="T1">பல்வேறு மதிப்பு கொண்ட தீதக்களுக்கு கண்டரியப்பட்டு அவை வரைபபடமாக இங்கு வரையப்பட்டுள்ளது. மற்றும் இவ்விறந்டின் அடிப்படையில் கண்டரியப்பட்ட மதிப்பு இம்மூன்றையும் மூப்பரிமான வரைபபடமாக வரைந்து காட்ட உதவுவதே ஆகும். இவை பின்வருமாறு. இவை கின்னவதிவிவிளோ, அல்லது நீல் வட்ட வடிவிலோ பின்வருமாறு வெளிப்படுத்தப்படும். <text:line-break/><text:line-break/>இங்கு மூலம் ஆகா தீதக்களுக்க்உ மதிப்புகள் வழங்கப்படுகின்றன. இதில் பல்வேறு மதிப்புகள் பல்வேறு வாட்டங்களாக வெளிப்படுத்தப்படுகின்றன. எனவே வட்தடிஹ்ண் மையாத்தைக் கண்டறிவதன்மூலம், குறைந்த அளவு வேறுபாட்டினைக் கொண்ட வெளிப்படுத்தக் கூடிய தீதக்களுக்கு மதிப்பினை நாம் கண்டறிய முடியும். இந்த வேலையையே செய்கிறது. முதலில் தீதக்களுக்கு ஒரு குறிப்பிட்ட மதிப்பினைக் கொடுத்து அதற்கான ஐக் கண்டரிகிறது. பின்னர் அம்மாதிப்பிலிருந்து, ஒவ்வொரு சுழற்சியிலும் சிறிது சிரிதாகக் குறைத்துக் கொண்டே வந்து குறைந்த அளவு மதிப்பினைக் கணக்கித்டுக் கொண்டே செல்லும். இதில் நாம் குறிப்பிடுகின்ற </text:span><text:soft-page-break/><text:span text:style-name="T1">சுழற்சிகளின் எண்ணிக்கை முடியும்போதோ அல்லது அடுத்தடுத்த சுழற்சிகளில் ஒரே மதிப்புகள் வெளிப்படும்போதோ, நாம் குறைந்த அளவு வேறுபாட்டினை வெளிப்படுத்துகின்ற தீதக்களின் மதிப்பினைக் கண்டறிந்து விட்டோம் என்று அர்த்தம். இதற்கான சமண்பாடு பின்வருமாறு. <text:line-break/><text:line-break/>இதில் ஒவ்வொரு சுழற்சியின் முடிவிலும் மற்றும் ஆகியவற்றின் மதிப்புகள் ஒரே நேரத்தில் குறைக்கப்பட வேண்டும். இதுவே எனப்படுகிறது. என்பது தீதக்களின் மதிப்ப்பு எந்த அளவு விகிர்த்தததில் குறைக்கப்பட வேண்டும் என்பதைக் குறிக்கும். கிண்னமாக இருப்பின், கிண்ணத்தின் அடிப்பகுதியைக் கண்டறிவதும், நீல் வட்டமாக இருப்பின் அவ்வட்டத்தின் மையாத்தைக் கண்டறியும் வேலையையுமே இந்த செய்கிறது. ன் மதிப்பு மிகத் சிறிதாக இருந்தால், புள்ளி வைத்துள்ள இடத்திலிருந்து ஒவ்வொரு சுழற்சிக்கும் சிறிதளவு மட்டுமே குறைக்கப்படும். எனவே கிண்ணத்தின் மையாத்தை அடைவதற்கு அதிக அளவு சுழற்சிகள் தேவையில்லாமல் வீணாகிக் கொண்டிருக்கும். அதுவே நா மதிப்பு மிகவும் அதிகமாக இருந்தால், நாம் தேர்ந்தெடுததுள்ள ன் மதிப்பு கிண்ணத்தின் அடிக்கு மிக அருகாமையில் இருந்தால் கூட, அதிக அளவில் தீதக்களின் மதிப்பு குறைக்கப்படுவதால் மையாத்தை சென்றடாவதற்கு பதிலாக வேறு எங்கெங்கோ செல்லும், அவ்வாறே அடுத்தடுத்த சுழற்சிகளில் எங்கெங்கோ சென்று மையத்ினைச் சென்றடையத் தவரும். எனவே நாம் தேர்ந்தெடுக்கும் ன் மதிப்பு மிகவும் சிறியதாகவும் இல்லாமல், மிகவும் பெரியதாகவும் இல்லாமல் சரியான அளவில் அமையா வேண்டும். பொதுவாக என்று அமையும். <text:line-break/><text:line-break/>என்பது எனப்படுகிறது. க்கான என்பது எப்போதும் கின்னவதிவ அமைப்பையே வெளிப்படுத்தும். இதுவே எனப்படுகிறது. ஒரே ஒரு காரணியை மட்டும் வைத்துக்கொண்டு கணிப்பது எனில், ஒன்றுக்கும் மேற்பட்ட காரணிகளை வைத்துக்கொண்டு கணிப்பது ஆகும். அதாவது ஒரு வீட்டின் ஐ மட்டும் வைத்துக்கொண்டு, அவ்வீதின் விலையைக் கணிப்பது எனில், ஒரு வீட்டின் அவ்வீதிலுள்ள அறைகளின் எண்ணிக்கை, அந்த வீடு எத்தனை வருடம் பழையது போன்ற பால்வீரு காரணிகளை வைத்துக்கொண்டு கணிப்பது ஆகும். எனவே இதன் ல் பல்வேறு எங்கள் அணிவகுத்து இருப்பதால் ஆணைகளைப் பற்றி சில அடிப்படை விஷயங்களைக் காற்றுக் கொள்ள வேண்டும். ஒன்றுக்கும் மேற்பட்ட எங்கள் அணிவகுத்துச் செல்வது அணிகள் எனப்படும். எனவே அணிகளின் <tex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tour Plots:</text:p>
      <text:p text:style-name="P2"/>
      <text:p text:style-name="P2"/>
      <text:p text:style-name="P2"/>
      <text:p text:style-name="P2"/>
      <text:p text:style-name="P2"/>
      <text:p text:style-name="P2"/>
      <text:p text:style-name="P2"><text:soft-page-break/></text:p>
      <text:p text:style-name="P2"><draw:frame draw:style-name="fr1" draw:name="graphics6" text:anchor-type="paragraph" svg:width="5.8134in" svg:height="4.0102in" draw:z-index="0"><draw:image xlink:href="Pictures/20000007000039AD000027CB83E4AC31.svm" xlink:type="simple" xlink:show="embed" xlink:actuate="onLoad"/></draw:frame></text:p>
      <text:p text:style-name="P2"/>
      <text:p text:style-name="P2"><draw:frame draw:style-name="fr1" draw:name="graphics7" text:anchor-type="paragraph" svg:width="4.9799in" svg:height="3.6665in" draw:z-index="1"><draw:image xlink:href="Pictures/2000000700003168000024626021666B.svm" xlink:type="simple" xlink:show="embed" xlink:actuate="onLoad"/></draw:fram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Gradient descent: </text:p>
      <text:p text:style-name="P2">இதுபோன்று பல்வேறு தீட்டாக்களுக்கு வேறுபாட்டினைக் (cost) கண்டுபிடித்து, அதில் குறைந்த அளவு வேறுபாடு ஏற்படுத்தும் parameters-ஐக் கண்டுபிடிக்கும் வேலையையே gradient descent செய்கிறது. </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4" text:anchor-type="paragraph" svg:width="5.4165in" svg:height="3.1665in" draw:z-index="4"><draw:image xlink:href="Pictures/20000007000035BF00001F6C2D1182D4.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8" text:anchor-type="paragraph" svg:width="4.1256in" svg:height="3.4484in" draw:z-index="2"><draw:image xlink:href="Pictures/20000007000028EF000022370BACC3A4.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Multiple Linear Regression:</text:p>
      <text:p text:style-name="Standard"/>
      <text:p text:style-name="Standard"><draw:frame draw:style-name="fr1" draw:name="graphics13" text:anchor-type="paragraph" svg:width="6.4902in" svg:height="1.6362in" draw:z-index="7"><draw:image xlink:href="Pictures/20000007000040650000103BF74ABFD2.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0" text:anchor-type="paragraph" svg:width="3.8547in" svg:height="0.678in" draw:z-index="3"><draw:image xlink:href="Pictures/200000070000263F000006B919E9CD1C.svm" xlink:type="simple" xlink:show="embed" xlink:actuate="onLoad"/></draw:frame></text:p>
      <text:p text:style-name="Standard"/>
      <text:p text:style-name="Standard"/>
      <text:p text:style-name="Standard"/>
      <text:p text:style-name="Standard"/>
      <text:p text:style-name="Standard"><draw:frame draw:style-name="fr1" draw:name="graphics11" text:anchor-type="paragraph" svg:width="5.1154in" svg:height="2.1571in" draw:z-index="5"><draw:image xlink:href="Pictures/20000007000032C0000015665691B940.svm"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Normal Equation:</text:p>
      <text:p text:style-name="Standard"/>
      <text:p text:style-name="Standard"/>
      <text:p text:style-name="Standard"><draw:frame draw:style-name="fr2" draw:name="graphics12" text:anchor-type="paragraph" svg:width="2.3862in" svg:height="0.3957in" draw:z-index="6"><draw:image xlink:href="Pictures/20000007000017AC000003EE7011C42B.svm" xlink:type="simple" xlink:show="embed" xlink:actuate="onLoad"/></draw:frame></text:p>
      <text:p text:style-name="Standard"/>
      <text:p text:style-name="Standard"/>
      <text:p text:style-name="Standard"/>
      <text:p text:style-name="Standard"/>
      <text:p text:style-name="Standard">Feature Scaling :</text:p>
      <text:p text:style-name="Standard"/>
      <text:p text:style-name="Standard">Polynomial Regression</text:p>
      <text:p text:style-name="Standard"/>
      <text:p text:style-name="Standard"><draw:frame draw:style-name="fr2" draw:name="graphics9" text:anchor-type="paragraph" svg:width="4.8957in" svg:height="0.5728in" draw:z-index="8"><draw:image xlink:href="Pictures/2000000700003094000005B06D79312C.svm" xlink:type="simple" xlink:show="embed" xlink:actuate="onLoad"/></draw:frame></text:p>
      <text:p text:style-name="Standard"/>
      <text:p text:style-name="Standard">Logistic Regression </text:p>
      <text:p text:style-name="Standard"/>
      <text:p text:style-name="Standard"/>
      <text:p text:style-name="Standard"><draw:frame draw:style-name="fr3" draw:name="graphics2" text:anchor-type="paragraph" svg:width="6.5362in" svg:height="2.8035in" draw:z-index="12"><draw:image xlink:href="Pictures/20000007000069F100002AE52B907138.svm"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Algorithm – 4 : Logistic Regression (Binary classification)</text:p>
      <text:p text:style-name="Standard"/>
      <text:p text:style-name="Standard">Precision, Recall &amp; F1 Score</text:p>
      <text:p text:style-name="Standard"/>
      <text:p text:style-name="Standard">Algorithm – 5 : Clustering with K-means (Multi-class classification)</text:p>
      <text:p text:style-name="Standard"/>
      <text:p text:style-name="Standard">Algorithm – 6 : Forward propagation (Neural Networks)</text:p>
      <text:p text:style-name="Standard"/>
      <text:p text:style-name="Standard">Algorithm – 7 : Back propagation (Minimizing Cost in Neural Networks)</text:p>
      <text:p text:style-name="Standard"/>
      <text:p text:style-name="Standard">Advanced optimization for minimum cost function (other than gradient descent)</text:p>
      <text:p text:style-name="Standard"/>
      <text:p text:style-name="Standard">Feature scaling</text:p>
      <text:p text:style-name="Standard"/>
      <text:p text:style-name="Standard">Overfitting &amp; Regularization</text:p>
      <text:p text:style-name="Standard"/>
      <text:p text:style-name="Standard">Bias / Variance problem</text:p>
      <text:p text:style-name="Standard"><text:s text:c="2"/>Grammer gramm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thya Duraisamy</meta:initial-creator>
    <meta:creation-date>2019-01-29T11:52:02.43</meta:creation-date>
    <meta:generator>OpenOffice/4.1.5$Win32 OpenOffice.org_project/415m1$Build-9789</meta:generator>
    <dc:date>2019-02-04T17:58:47.79</dc:date>
    <dc:creator>Nithya Duraisamy</dc:creator>
    <meta:editing-duration>PT17H10M18S</meta:editing-duration>
    <meta:editing-cycles>124</meta:editing-cycles>
    <meta:document-statistic meta:table-count="0" meta:image-count="13" meta:object-count="0" meta:page-count="10" meta:paragraph-count="53" meta:word-count="1090" meta:character-count="7579"/>
  </office:meta>
</office:document-meta>
</file>